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1.303cm" fo:margin-left="0.328cm" fo:margin-right="5.369cm" table:align="margins" style:shadow="none"/>
    </style:style>
    <style:style style:name="表格1.A" style:family="table-column">
      <style:table-column-properties style:column-width="11.303cm" style:rel-column-width="6408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11.109cm" table:align="margins"/>
    </style:style>
    <style:style style:name="表格2.A" style:family="table-column">
      <style:table-column-properties style:column-width="2.477cm" style:rel-column-width="1356*"/>
    </style:style>
    <style:style style:name="表格2.B" style:family="table-column">
      <style:table-column-properties style:column-width="5.151cm" style:rel-column-width="2820*"/>
    </style:style>
    <style:style style:name="表格2.C" style:family="table-column">
      <style:table-column-properties style:column-width="2.235cm" style:rel-column-width="1224*"/>
    </style:style>
    <style:style style:name="表格2.D" style:family="table-column">
      <style:table-column-properties style:column-width="1.245cm" style:rel-column-width="682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text-properties style:language-asian="zh" style:country-asian="CN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6" style:family="paragraph" style:parent-style-name="Table_20_Contents">
      <style:text-properties fo:font-weight="bold" style:language-asian="zh" style:country-asian="CN" style:font-weight-asian="bold" style:font-weight-complex="bold"/>
    </style:style>
    <style:style style:name="P7" style:family="paragraph" style:parent-style-name="Text_20_body">
      <style:paragraph-properties fo:margin-top="0cm" fo:margin-bottom="0cm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000000" style:font-name-asian="ËÎÌå"/>
    </style:style>
    <style:style style:name="T2" style:family="text">
      <style:text-properties fo:color="#000000" style:font-name-asian="ËÎÌå" style:font-size-asian="9pt" style:font-weight-asian="bold"/>
    </style:style>
    <style:style style:name="T3" style:family="text">
      <style:text-properties fo:color="#000000" style:font-name-asian="ËÎÌå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row>
                <table:table-cell table:style-name="表格2.A1" table:number-columns-spanned="4" office:value-type="string">
                  <text:p text:style-name="P1">外箱标签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6">供应商名称：</text:p>
                </table:table-cell>
                <table:table-cell table:style-name="表格2.A2" office:value-type="string">
                  <text:p text:style-name="P7"><text:span text:style-name="T1">深圳牧泰莱电路技术有限公司</text:span></text:p>
                </table:table-cell>
                <table:table-cell table:style-name="表格2.C2" table:number-columns-spanned="2" office:value-type="string">
                  <text:p text:style-name="P6">生产日期：</text:p>
                </table:table-cell>
                <table:covered-table-cell/>
              </table:table-row>
              <table:table-row>
                <table:table-cell table:style-name="表格2.A2" office:value-type="string">
                  <text:p text:style-name="P6">品名</text:p>
                </table:table-cell>
                <table:table-cell table:style-name="表格2.A2" office:value-type="string">
                  <text:p text:style-name="P6">料号</text:p>
                </table:table-cell>
                <table:table-cell table:style-name="表格2.A2" office:value-type="string">
                  <text:p text:style-name="P6">规格</text:p>
                </table:table-cell>
                <table:table-cell table:style-name="表格2.C2" office:value-type="string">
                  <text:p text:style-name="P6">数量</text:p>
                </table:table-cell>
              </table:table-row>
              <table:table-row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C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C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C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C2" office:value-type="string">
                  <text:p text:style-name="Table_20_Contents"/>
                </table:table-cell>
              </table:table-row>
              <table:table-row>
                <table:table-cell table:style-name="表格2.C2" table:number-columns-spanned="4" office:value-type="string">
                  <text:p text:style-name="P5">有无装箱单：是 <text:s text:c="4"/>否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表格2.C2" table:number-columns-spanned="4" office:value-type="string">
                  <text:p text:style-name="P5">第 <text:s/>箱 <text:s/>共 <text:s text:c="2"/>箱</text:p>
                </table:table-cell>
                <table:covered-table-cell/>
                <table:covered-table-cell/>
                <table:covered-table-cell/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7:50:27.04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11" meta:word-count="29" meta:character-count="85"/>
  </office:meta>
</office:document-meta>
</file>